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8008" calcext:value-type="float">
            <text:p>54.9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201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1232" calcext:value-type="float">
            <text:p>57.1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200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200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200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199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199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199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198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197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8016" calcext:value-type="float">
            <text:p>61.0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Tulia NW Quad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0224" calcext:value-type="float">
            <text:p>61.9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